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0139ce" officeooo:paragraph-rsid="000139ce"/>
    </style:style>
    <style:style style:name="T1" style:family="text">
      <style:text-properties officeooo:rsid="0002ea74"/>
    </style:style>
    <style:style style:name="T2" style:family="text">
      <style:text-properties officeooo:rsid="000465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se de donnée : <text:span text:style-name="T1">HUGO</text:span></text:p>
      <text:p text:style-name="P1">-speudo</text:p>
      <text:p text:style-name="P1">-role</text:p>
      <text:p text:style-name="P1"/>
      <text:p text:style-name="P1">Site :</text:p>
      <text:p text:style-name="P1">-tchat <text:span text:style-name="T1">KIllian</text:span></text:p>
      <text:p text:style-name="P1">-environnement <text:span text:style-name="T1">Baptiste</text:span></text:p>
      <text:p text:style-name="P1"/>
      <text:p text:style-name="P1">jeu :</text:p>
      <text:p text:style-name="P1">-<text:span text:style-name="T2">images</text:span> <text:span text:style-name="T1">Killian / Baptiste</text:span></text:p>
      <text:p text:style-name="P1">-déroulement de la parti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20-03-05T17:08:56.789000000</dc:date>
    <meta:editing-duration>PT5M21S</meta:editing-duration>
    <meta:editing-cycles>3</meta:editing-cycles>
    <meta:document-statistic meta:table-count="0" meta:image-count="0" meta:object-count="0" meta:page-count="1" meta:paragraph-count="9" meta:word-count="23" meta:character-count="133" meta:non-whitespace-character-count="118"/>
  </office:meta>
</office:document-meta>
</file>